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 fo:text-align="center"/>
      <style:text-properties fo:font-size="14pt" style:font-size-asian="14pt"/>
    </style:style>
    <style:style style:name="P2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3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4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5" style:parent-style-name="Kolorowalistaakcent11" style:family="paragraph">
      <style:paragraph-properties fo:text-align="justify" fo:margin-left="0.3937in" fo:text-indent="-0.1972in">
        <style:tab-stops/>
      </style:paragraph-properties>
    </style:style>
    <style:style style:name="P6" style:parent-style-name="Kolorowalistaakcent11" style:family="paragraph">
      <style:paragraph-properties fo:text-align="justify" fo:margin-left="0.3937in" fo:text-indent="-0.1972in">
        <style:tab-stops/>
      </style:paragraph-properties>
    </style:style>
    <style:style style:name="P7" style:parent-style-name="Kolorowalistaakcent11" style:family="paragraph">
      <style:paragraph-properties fo:text-align="justify" fo:margin-left="0.3937in" fo:text-indent="-0.1972in">
        <style:tab-stops/>
      </style:paragraph-properties>
    </style:style>
    <style:style style:name="P8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9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10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11" style:parent-style-name="Kolorowalistaakcent11" style:family="paragraph">
      <style:paragraph-properties fo:text-align="justify" fo:margin-left="0.1972in" fo:text-indent="-0.1972in">
        <style:tab-stops/>
      </style:paragraph-properties>
    </style:style>
  </office:automatic-styles>
  <office:body>
    <office:text text:use-soft-page-breaks="true">
      <text:h text:style-name="P1" text:outline-level="1">Realizacja ogólnego tematu „Wprowadzenie do rekurencji” – sugestie autorów</text:h>
      <text:list text:style-name="LFO1" text:continue-numbering="true">
        <text:list-item>
          <text:p text:style-name="P2">Temat w żadnym wypadku nie powinien być realizowany wcześniej niż w klasie VIII szkoły podstawowej. Optymalny wydaje się poziom I klasy liceum. Zalecamy uprzednie staranne zbadanie stanu gotowości uczniów.</text:p>
        </text:list-item>
        <text:list-item>
          <text:p text:style-name="P3">Gorąco zachęcamy do przygotowania zestawów pudełek<text:s/>wykorzystywanych na lekcji 1 (minimalnie jeden zestaw,<text:s/>najlepiej po zestawie dla nauczyciela i każdej z grup (ok. 5 osób) uczniów). Zestawy<text:s/>powinny obowiązkowo odzwierciedlać układ z odpowiednich prezentacji.<text:s/>Podczas ćwiczenia samodzielnego, uczniowie powinni najpierw spróbować samodzielnie (w grupach) prześledzić działanie algorytmu i spisać wykonywane instrukcje a także zmiany na stosie, a dopiero potem sprawdzić poprawność rozwiązania wspólnie z nauczycielem.</text:p>
        </text:list-item>
        <text:list-item>
          <text:p text:style-name="P4">Wskazania do realizacji:</text:p>
          <text:list text:continue-numbering="true">
            <text:list-item>
              <text:p text:style-name="P5">Lekcja 1<text:s/>powinna odbyć się w innym, poprzedzającym dniu niż pozostałe.</text:p>
            </text:list-item>
            <text:list-item>
              <text:p text:style-name="P6">Dopuszczalne, a nawet korzystne jest zrealizowanie lekcji 2 i lekcji 3 jednego dnia.</text:p>
            </text:list-item>
            <text:list-item>
              <text:p text:style-name="P7">Lekcja 4 jest najmniej zależna od pozostałych. Ze względu na jej ewaluacyjny charakter wymagane jest traktowanie jej podobnie jak sprawdzianu.</text:p>
            </text:list-item>
          </text:list>
        </text:list-item>
        <text:list-item>
          <text:p text:style-name="P8">Autorzy uważają, iż w przypadku realizacji na poziomie wyższym niż I klasa liceum opracowany temat łatwo daje się rozszerzyć na trudniejsze problemy (w szczególności na problemy grafowe).</text:p>
        </text:list-item>
        <text:list-item>
          <text:p text:style-name="P9">Na lekcji pierwszej podczas omawiania zadania domowego (zadanie z małpą) należy zwrócić uwagę na to, że nie musimy znać budowy (struktury) drzewa, aby zrealizować algorytm. Wystarczy nam informacja, że jest to drzewo, na którym znajduje się dokładnie jeden banan i da się do niego dotrzeć chodząc po gałęziach.<text:s/>Podobnie w przypadku zadania z pudełkami, także nie musieliśmy znać układu pudełek, aby wykonać algorytm.</text:p>
        </text:list-item>
        <text:list-item>
          <text:p text:style-name="P10">Prezentacja do lekcji 4 zawiera kilka wskazówek dla uczniów, które mają pomóc rozwiązać zadanie. Nauczyciel powinien ocenić poziom klasy i pokazać te wskazówki jedynie wtedy, gdy wyda się to konieczne.</text:p>
        </text:list-item>
        <text:list-item>
          <text:p text:style-name="P11">Do zadania na lekcji 4 można także dodać polecenie zaprezentowania działania zaproponowanego algorytmu na podanym labiryncie – podobnie jak było to pokazywane w zadaniu z pudełkami, czy też w zadaniu z małpą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Kolorowalistaakcent11" style:display-name="Kolorowa lista — akcent 11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44:00Z</meta:creation-date>
    <dc:date>2018-11-10T18:45:00Z</dc:date>
    <meta:template xlink:href="Normal.dotm" xlink:type="simple"/>
    <meta:editing-cycles>2</meta:editing-cycles>
    <meta:editing-duration>PT60S</meta:editing-duration>
    <meta:document-statistic meta:page-count="1" meta:paragraph-count="4" meta:word-count="305" meta:character-count="2135" meta:row-count="15" meta:non-whitespace-character-count="1834"/>
  </office:meta>
</office:document-meta>
</file>